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/>
      <style:text-properties officeooo:paragraph-rsid="00125297"/>
    </style:style>
    <style:style style:name="P2" style:family="paragraph" style:parent-style-name="Heading_20_2">
      <style:paragraph-properties fo:line-height="100%"/>
      <style:text-properties officeooo:paragraph-rsid="00125297"/>
    </style:style>
    <style:style style:name="P3" style:family="paragraph" style:parent-style-name="Heading_20_3">
      <style:paragraph-properties fo:margin-top="0in" fo:margin-bottom="0.0972in" style:contextual-spacing="false" fo:line-height="100%"/>
      <style:text-properties officeooo:paragraph-rsid="00125297"/>
    </style:style>
    <style:style style:name="P4" style:family="paragraph" style:parent-style-name="Text_20_body">
      <style:paragraph-properties fo:line-height="100%"/>
      <style:text-properties officeooo:paragraph-rsid="00125297"/>
    </style:style>
    <style:style style:name="P5" style:family="paragraph" style:parent-style-name="Horizontal_20_Line">
      <style:paragraph-properties fo:line-height="100%"/>
      <style:text-properties officeooo:paragraph-rsid="00125297"/>
    </style:style>
    <style:style style:name="P6" style:family="paragraph" style:parent-style-name="Heading_20_2">
      <style:paragraph-properties fo:line-height="100%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Horizontal_20_Line">
      <style:paragraph-properties fo:line-height="100%"/>
    </style:style>
    <style:style style:name="P9" style:family="paragraph" style:parent-style-name="Text_20_body" style:list-style-name="L1">
      <style:paragraph-properties fo:line-height="100%"/>
    </style:style>
    <style:style style:name="P10" style:family="paragraph" style:parent-style-name="Text_20_body" style:list-style-name="L2">
      <style:paragraph-properties fo:line-height="100%"/>
    </style:style>
    <style:style style:name="P11" style:family="paragraph" style:parent-style-name="Heading_20_3">
      <style:paragraph-properties fo:line-height="100%"/>
    </style:style>
    <style:style style:name="P12" style:family="paragraph" style:parent-style-name="Text_20_body">
      <style:paragraph-properties fo:margin-top="0in" fo:margin-bottom="0in" style:contextual-spacing="false" fo:line-height="100%"/>
    </style:style>
    <style:style style:name="P13" style:family="paragraph" style:parent-style-name="Text_20_body" style:list-style-name="L3">
      <style:paragraph-properties fo:line-height="100%"/>
    </style:style>
    <style:style style:name="P14" style:family="paragraph" style:parent-style-name="Text_20_body" style:list-style-name="L4">
      <style:paragraph-properties fo:line-height="100%"/>
    </style:style>
    <style:style style:name="P15" style:family="paragraph" style:parent-style-name="Text_20_body" style:list-style-name="L5">
      <style:paragraph-properties fo:line-height="100%"/>
    </style:style>
    <style:style style:name="P16" style:family="paragraph" style:parent-style-name="Text_20_body" style:list-style-name="L6">
      <style:paragraph-properties fo:line-height="100%"/>
    </style:style>
    <style:style style:name="P17" style:family="paragraph" style:parent-style-name="Text_20_body" style:list-style-name="L7">
      <style:paragraph-properties fo:line-height="100%"/>
    </style:style>
    <style:style style:name="P18" style:family="paragraph" style:parent-style-name="Text_20_body" style:list-style-name="L8">
      <style:paragraph-properties fo:line-height="100%"/>
    </style:style>
    <style:style style:name="P19" style:family="paragraph" style:parent-style-name="Text_20_body" style:list-style-name="L9">
      <style:paragraph-properties fo:line-height="100%"/>
    </style:style>
    <style:style style:name="P20" style:family="paragraph" style:parent-style-name="Standard">
      <style:paragraph-properties fo:line-height="100%"/>
    </style:style>
    <style:style style:name="T1" style:family="text">
      <style:text-properties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25297" fo:background-color="transparent" loext:char-shading-value="0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plete SOC Project Report</text:h>
      <text:h text:style-name="P2" text:outline-level="2">Project Title</text:h>
      <text:h text:style-name="P3" text:outline-level="3"><text:span text:style-name="Strong_20_Emphasis"><text:span text:style-name="T1">Network Traffic Analysis (PCAP)-</text:span></text:span><text:span text:style-name="Strong_20_Emphasis"><text:span text:style-name="T2">Using Wireshark.</text:span></text:span></text:h>
      <text:h text:style-name="P2" text:outline-level="2">Author</text:h>
      <text:p text:style-name="P4">Gourab Das</text:p>
      <text:h text:style-name="P2" text:outline-level="2">Target Role</text:h>
      <text:p text:style-name="P4">SOC Analyst – Tier 1 / Junior SOC Analyst</text:p>
      <text:p text:style-name="P5"/>
      <text:h text:style-name="P6" text:outline-level="2">1. Introduction</text:h>
      <text:p text:style-name="P7">Network traffic analysis is a critical skill for SOC analysts and penetration testers. This project demonstrates how packet capture (PCAP) files can be analyzed to uncover indicators of compromise such as command-and-control communication and abnormal DNS behavior.</text:p>
      <text:p text:style-name="P8"/>
      <text:h text:style-name="P6" text:outline-level="2">2. Environment Setup</text:h>
      <text:list text:style-name="L1">
        <text:list-item>
          <text:p text:style-name="P9">OS: Kali Linux (Virtual Machine)</text:p>
        </text:list-item>
        <text:list-item>
          <text:p text:style-name="P9">Tool: Wireshark</text:p>
        </text:list-item>
        <text:list-item>
          <text:p text:style-name="P9">Analysis Mode: Offline PCAP analysis</text:p>
        </text:list-item>
        <text:list-item>
          <text:p text:style-name="P9">Dataset: You Dirty RAT PCAP Pack</text:p>
        </text:list-item>
      </text:list>
      <text:p text:style-name="P7">Wireshark was configured with proper columns, time format, and display filters to support efficient analysis.</text:p>
      <text:p text:style-name="P8"/>
      <text:h text:style-name="P6" text:outline-level="2"><text:soft-page-break/>3. Dataset Description</text:h>
      <text:p text:style-name="P7">The PCAP files contain simulated malware traffic including:</text:p>
      <text:list text:style-name="L2">
        <text:list-item>
          <text:p text:style-name="P10">Repeated DNS queries</text:p>
        </text:list-item>
        <text:list-item>
          <text:p text:style-name="P10">Periodic HTTP requests</text:p>
        </text:list-item>
        <text:list-item>
          <text:p text:style-name="P10">External IP communication</text:p>
        </text:list-item>
        <text:list-item>
          <text:p text:style-name="P10">Low-volume but high-frequency traffic</text:p>
        </text:list-item>
      </text:list>
      <text:p text:style-name="P7">These characteristics are commonly associated with malware beaconing.</text:p>
      <text:p text:style-name="P8"/>
      <text:h text:style-name="P6" text:outline-level="2">4. DNS Traffic Analysis</text:h>
      <text:h text:style-name="P11" text:outline-level="3">Methodology</text:h>
      <text:p text:style-name="P7">Filters used:</text:p>
      <text:p text:style-name="P12">dns</text:p>
      <text:p text:style-name="P7">udp.port == 53</text:p>
      <text:h text:style-name="P11" text:outline-level="3">Observations</text:h>
      <text:list text:style-name="L3">
        <text:list-item>
          <text:p text:style-name="P13">One internal host generated a high number of DNS queries</text:p>
        </text:list-item>
        <text:list-item>
          <text:p text:style-name="P13">Repeated resolution attempts to the same domains</text:p>
        </text:list-item>
        <text:list-item>
          <text:p text:style-name="P13">Spikes in DNS traffic visible in I/O Graph</text:p>
        </text:list-item>
      </text:list>
      <text:h text:style-name="P11" text:outline-level="3">Conclusion</text:h>
      <text:p text:style-name="P7">The DNS behavior suggests <text:span text:style-name="Strong_20_Emphasis">automated communication</text:span>, potentially related to malware command-and-control activity.</text:p>
      <text:p text:style-name="P8"/>
      <text:h text:style-name="P6" text:outline-level="2"><text:soft-page-break/>5. HTTP Traffic Analysis</text:h>
      <text:h text:style-name="P11" text:outline-level="3">Methodology</text:h>
      <text:p text:style-name="P7">Filters used:</text:p>
      <text:p text:style-name="P12">http</text:p>
      <text:p text:style-name="P7">http.request</text:p>
      <text:h text:style-name="P11" text:outline-level="3">Observations</text:h>
      <text:list text:style-name="L4">
        <text:list-item>
          <text:p text:style-name="P14">Short and frequent HTTP requests</text:p>
        </text:list-item>
        <text:list-item>
          <text:p text:style-name="P14">Minimal payload size</text:p>
        </text:list-item>
        <text:list-item>
          <text:p text:style-name="P14">Repeated destination IPs</text:p>
        </text:list-item>
      </text:list>
      <text:h text:style-name="P11" text:outline-level="3">Conclusion</text:h>
      <text:p text:style-name="P7">HTTP traffic patterns are consistent with <text:span text:style-name="Strong_20_Emphasis">beaconing behavior</text:span>, often used by malware to check in with a C2 server.</text:p>
      <text:p text:style-name="P8"/>
      <text:h text:style-name="P6" text:outline-level="2">6. Beaconing Behavior Analysis</text:h>
      <text:h text:style-name="P11" text:outline-level="3">Indicators Identified</text:h>
      <text:list text:style-name="L5">
        <text:list-item>
          <text:p text:style-name="P15">Fixed time intervals between packets</text:p>
        </text:list-item>
        <text:list-item>
          <text:p text:style-name="P15">Consistent packet sizes</text:p>
        </text:list-item>
        <text:list-item>
          <text:p text:style-name="P15">Repeated destination IP/domain</text:p>
        </text:list-item>
      </text:list>
      <text:h text:style-name="P11" text:outline-level="3">Interpretation</text:h>
      <text:p text:style-name="P7">These indicators strongly suggest <text:span text:style-name="Strong_20_Emphasis">malware beaconing</text:span>, where an infected host periodically contacts a remote server.</text:p>
      <text:p text:style-name="P8"/>
      <text:h text:style-name="P6" text:outline-level="2"><text:soft-page-break/>7. Suspicious IP Analysis</text:h>
      <text:list text:style-name="L6">
        <text:list-item>
          <text:p text:style-name="P16">External IPs observed communicating with internal host</text:p>
        </text:list-item>
        <text:list-item>
          <text:p text:style-name="P16">No evidence of normal user browsing behavior</text:p>
        </text:list-item>
        <text:list-item>
          <text:p text:style-name="P16">Communication pattern matches known malware traffic characteristics</text:p>
        </text:list-item>
      </text:list>
      <text:p text:style-name="P7">These IPs should be flagged for further investigation and blocking.</text:p>
      <text:p text:style-name="P8"/>
      <text:h text:style-name="P6" text:outline-level="2">8. MITRE ATT&amp;CK Mapping Summary</text:h>
      <text:p text:style-name="P7">Mapped techniques include:</text:p>
      <text:list text:style-name="L7">
        <text:list-item>
          <text:p text:style-name="P17"><text:span text:style-name="Strong_20_Emphasis">T1071 – Application Layer Protocol</text:span></text:p>
        </text:list-item>
        <text:list-item>
          <text:p text:style-name="P17"><text:span text:style-name="Strong_20_Emphasis">T1071.004 – DNS</text:span></text:p>
        </text:list-item>
        <text:list-item>
          <text:p text:style-name="P17"><text:span text:style-name="Strong_20_Emphasis">T1571 – Non-Standard Port</text:span></text:p>
        </text:list-item>
        <text:list-item>
          <text:p text:style-name="P17"><text:span text:style-name="Strong_20_Emphasis">T1105 – Ingress Tool Transfer</text:span></text:p>
        </text:list-item>
      </text:list>
      <text:p text:style-name="P7">This mapping translates raw traffic findings into adversary behavior.</text:p>
      <text:p text:style-name="P8"/>
      <text:h text:style-name="P6" text:outline-level="2">9. SOC Analyst Perspective</text:h>
      <text:p text:style-name="P7">From a SOC Level 1 viewpoint:</text:p>
      <text:list text:style-name="L8">
        <text:list-item>
          <text:p text:style-name="P18">Traffic should be escalated as suspected C2 activity</text:p>
        </text:list-item>
        <text:list-item>
          <text:p text:style-name="P18">DNS, proxy, and firewall logs should be correlated</text:p>
        </text:list-item>
        <text:list-item>
          <text:p text:style-name="P18">Endpoint telemetry is recommended for confirmation</text:p>
        </text:list-item>
      </text:list>
      <text:p text:style-name="P8"/>
      <text:h text:style-name="P6" text:outline-level="2"><text:soft-page-break/>10. Limitations</text:h>
      <text:list text:style-name="L9">
        <text:list-item>
          <text:p text:style-name="P19">Analysis limited to PCAP data only</text:p>
        </text:list-item>
        <text:list-item>
          <text:p text:style-name="P19">No endpoint logs available</text:p>
        </text:list-item>
        <text:list-item>
          <text:p text:style-name="P19">Attribution of malware family not performed</text:p>
        </text:list-item>
      </text:list>
      <text:p text:style-name="P8"/>
      <text:h text:style-name="P6" text:outline-level="2">11. Conclusion</text:h>
      <text:p text:style-name="P7">This project demonstrates how <text:span text:style-name="Strong_20_Emphasis">PCAP-based network traffic analysis</text:span> can uncover malicious communication patterns. By combining Wireshark analysis with MITRE ATT&amp;CK mapping, the project reflects real-world SOC workflows and strengthens blue team detection capabilities.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20:03:35.236271400</meta:creation-date>
    <dc:date>2026-01-29T20:06:26.197510500</dc:date>
    <meta:editing-duration>PT2M51S</meta:editing-duration>
    <meta:editing-cycles>1</meta:editing-cycles>
    <meta:document-statistic meta:table-count="0" meta:image-count="0" meta:object-count="0" meta:page-count="5" meta:paragraph-count="74" meta:word-count="435" meta:character-count="2941" meta:non-whitespace-character-count="2605"/>
    <meta:generator>LibreOffice/25.8.3.2$Windows_X86_64 LibreOffice_project/8ca8d55c161d602844f5428fa4b58097424e324e</meta:generator>
  </office:meta>
</office:document-meta>
</file>